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 style:font-family-generic="swiss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1.6874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0.5102in"/>
    </style:style>
    <style:style style:name="co7" style:family="table-column">
      <style:table-column-properties fo:break-before="auto" style:column-width="0.948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6.9165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9689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1.6457in"/>
    </style:style>
    <style:style style:name="co14" style:family="table-column">
      <style:table-column-properties fo:break-before="auto" style:column-width="2.6874in"/>
    </style:style>
    <style:style style:name="co15" style:family="table-column">
      <style:table-column-properties fo:break-before="auto" style:column-width="1.6563in"/>
    </style:style>
    <style:style style:name="co16" style:family="table-column">
      <style:table-column-properties fo:break-before="auto" style:column-width="0.5835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7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1" style:font-name-asian="Iskoola Pota1" style:font-name-complex="Iskoola Pota1"/>
    </style:style>
    <style:style style:name="ce5" style:family="table-cell" style:parent-style-name="Normal_20_3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1" fo:font-size="11pt" style:font-name-asian="Iskoola Pota1" style:font-size-asian="11pt" style:font-name-complex="Iskoola Pota1" style:font-size-complex="11pt"/>
    </style:style>
    <style:style style:name="ce6" style:family="table-cell" style:parent-style-name="Default" style:data-style-name="N61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1" style:font-name-asian="Iskoola Pota1" style:font-name-complex="Iskoola Pota1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Iskoola Pota" style:font-name-asian="Iskoola Pota1" style:font-name-complex="Iskoola Pota1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Iskoola Pota1" style:font-name-asian="Iskoola Pota1" style:font-name-complex="Iskoola Pota1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english-grade06-fin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3"/>
        <table:table-column table:style-name="co16" table:default-cell-style-name="ce4"/>
        <table:table-column table:style-name="co17" table:default-cell-style-name="ce2"/>
        <table:table-column table:style-name="co18" table:number-columns-repeated="1006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graphy-07-t1-rev-ep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table:style-name="ce5" office:value-type="string" calcext:value-type="string">
            <text:p>පුනරීක්ෂණ </text:p>
          </table:table-cell>
          <table:table-cell table:style-name="ce5" office:value-type="string" calcext:value-type="string">
            <text:p>මෙම පුනරීක්ෂණය මගින් අප ජීවත්වන පෘථිවි ගෝලය හා ශ්‍රී ලංකාවේ අනන්‍යතාව යන පාඩම් ආවරණය කරයි.</text:p>
          </table:table-cell>
          <table:table-cell table:number-columns-repeated="8"/>
          <table:table-cell table:style-name="ce1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graphy-07-t1-rev-ep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5" office:value-type="string" calcext:value-type="string">
            <text:p>පුනරීක්ෂණ </text:p>
          </table:table-cell>
          <table:table-cell table:style-name="ce5" office:value-type="string" calcext:value-type="string">
            <text:p>මෙම පුනරීක්ෂණය මගින් අප ජීවත්වන පෘථිවි ගෝලය හා ශ්‍රී ලංකාවේ අනන්‍යතාව යන පාඩම් ආවරණය කරයි.</text:p>
          </table:table-cell>
          <table:table-cell table:number-columns-repeated="8"/>
          <table:table-cell table:style-name="ce1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graphy-07-t2-rev-ep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ශ්‍රී ලංකාවේ භූ දර්ශනය යන පාඩම ආවරණය කරයි.</text:p>
          </table:table-cell>
          <table:table-cell table:number-columns-repeated="8"/>
          <table:table-cell table:style-name="ce1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graphy-07-t2-rev-ep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ශ්‍රී ලංකාවේ භූ දර්ශනය යන පාඩම ආවරණය කරයි.</text:p>
          </table:table-cell>
          <table:table-cell table:number-columns-repeated="8"/>
          <table:table-cell table:style-name="ce1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graphy-07-t3-rev-ep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table:number-columns-repeated="2" office:value-type="string" calcext:value-type="string">
            <text:p>පුනරීක්ෂණ </text:p>
          </table:table-cell>
          <table:table-cell table:style-name="ce5" office:value-type="string" calcext:value-type="string">
            <text:p>මෙම පුනරීක්ෂණය මඟින් ස්වාභාවික උපද්‍රව සහ ආපදා යන පාඩම ආවරණය කරයි.</text:p>
          </table:table-cell>
          <table:table-cell table:style-name="ce6"/>
          <table:table-cell table:number-columns-repeated="7"/>
          <table:table-cell table:style-name="ce1" table:number-columns-repeated="1006"/>
        </table:table-row>
        <table:table-row table:style-name="ro2" table:number-rows-repeated="20">
          <table:table-cell table:number-columns-repeated="10"/>
          <table:table-cell table:style-name="ce6"/>
          <table:table-cell table:number-columns-repeated="7"/>
          <table:table-cell table:style-name="ce1" table:number-columns-repeated="1006"/>
        </table:table-row>
        <table:table-row table:style-name="ro2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 style:font-family-generic="swiss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08T18:15:00.223834160</dc:date>
    <meta:editing-cycles>19</meta:editing-cycles>
    <meta:editing-duration>PT1H8M4S</meta:editing-duration>
    <meta:document-statistic meta:table-count="1" meta:cell-count="50" meta:object-count="0"/>
  </office:meta>
</office:document-meta>
</file>